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Text_20_body">
      <style:text-properties officeooo:paragraph-rsid="004c724d"/>
    </style:style>
    <style:style style:name="P8" style:family="paragraph" style:parent-style-name="Text_20_body">
      <style:text-properties officeooo:paragraph-rsid="004da6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971559246032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971559319728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971559319296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971559384240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971559384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545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97155938611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9715593867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7472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971559388096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97155938872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942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9715593901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086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971559391600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97155939233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971559393072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971559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5088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971559395824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97155939656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7296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971559398032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9715593987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9504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971559400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3971559320832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3971559412992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971559413904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3971559414496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3971559415088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3971559415632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7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8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8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draw:frame draw:style-name="fr1" draw:name="graphics1" text:anchor-type="paragraph" svg:x="4.1063in" svg:y="0.0819in" svg:width="2.2134in" svg:height="0.7098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Text_20_body"><text:soft-page-break/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971559568816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2736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5088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6464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97155985196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971559857312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59616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in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31T00:32:17.112997647</dc:date>
    <meta:editing-duration>P1DT3H29M40S</meta:editing-duration>
    <meta:editing-cycles>243</meta:editing-cycles>
    <meta:document-statistic meta:table-count="3" meta:image-count="1" meta:object-count="0" meta:page-count="3" meta:paragraph-count="122" meta:word-count="903" meta:character-count="4599" meta:non-whitespace-character-count="4253"/>
  </office:meta>
</office:document-meta>
</file>